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分と戦う女戦士
「く・・・ぅ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た、戦いは・・・今始まったばかり・・・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来た道を引き返すなど・・・愚の骨頂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試練を・・・乗り越えよ・・・っ！（ぷるぷるぷる）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た、耐えなければ・・・この・・・卑劣な罠に・・・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真の・・せ、せんし・・ぁ、ぅ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試練を・・・くっ、ぅう・・っ！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ぁ、あ！　・・・だ、だめぇ・・・っ！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・・・わ、私としたことが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この程度の試練に敗れるなど・・・ぅぅ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ぐすん・・・っ」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　森を抜けるまで耐える
つもりだったのだろうが、我慢できなかった
よう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